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e1e4" officeooo:paragraph-rsid="000be1e4"/>
    </style:style>
    <style:style style:name="P2" style:family="paragraph" style:parent-style-name="Standard">
      <style:text-properties fo:font-weight="bold" officeooo:rsid="000be1e4" officeooo:paragraph-rsid="000be1e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48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rupo:</text:p>
      <text:p text:style-name="P1"/>
      <text:p text:style-name="P1">Julia dos Reis </text:p>
      <text:p text:style-name="P1">Kau<text:span text:style-name="T2">a</text:span>n Prado</text:p>
      <text:p text:style-name="P1">Johnathan Frabetti</text:p>
      <text:p text:style-name="P1">Felipe Zuicker</text:p>
      <text:p text:style-name="P1">Diogo Rosa</text:p>
      <text:p text:style-name="P1"/>
      <text:p text:style-name="P1"><text:span text:style-name="T1">Título do aplicativo: </text:span>iRecycle.</text:p>
      <text:p text:style-name="P1"><text:span text:style-name="T1">Temática: </text:span>Aplicativo com orientações sobre boas práticas de descarte de materiais, reaproveitamento etc. </text:p>
      <text:p text:style-name="P1"/>
      <text:p text:style-name="P1"><text:span text:style-name="T1">Descrição: </text:span>Até o presente momento, as interfaces de todas as telas do app já foram desenvolvidas, o próximo passo será interligá-las, o Android Studio apresentou um erro desconhecido, mas já informamos o professor e estamos procurando uma soluçã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21:37:59.805605085</meta:creation-date>
    <dc:date>2023-03-21T21:46:33.984115907</dc:date>
    <meta:editing-duration>PT7M2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67" meta:character-count="457" meta:non-whitespace-character-count="397"/>
  </office:meta>
</office:document-meta>
</file>